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6.075cm"/>
    </style:style>
    <style:style style:name="co12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1"/>
    <style:style style:name="ce12" style:family="table-cell" style:parent-style-name="Default" style:data-style-name="N111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1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2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30" style:family="table-cell" style:parent-style-name="Default" style:data-style-name="N37"/>
    <style:style style:name="ce31" style:family="table-cell" style:parent-style-name="Default" style:data-style-name="N111">
      <style:table-cell-properties fo:border-bottom="2.24pt solid #000000" fo:background-color="#ffff00" fo:border-left="none" fo:border-right="none" fo:border-top="2.24pt solid #000000"/>
    </style:style>
    <style:style style:name="ce32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6"/>
        <table:table-column-group>
          <table:table-column table:style-name="co7" table:number-columns-repeated="21" table:default-cell-style-name="Default"/>
        </table:table-column-group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5" table:number-columns-repeated="984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style-name="ce2" table:formula="of:=[.AB2]+7" office:value-type="date" office:date-value="2023-10-02" calcext:value-type="date">
            <text:p>02/10</text:p>
          </table:table-cell>
          <table:table-cell table:style-name="ce2" table:formula="of:=[.AC2]+7" office:value-type="date" office:date-value="2023-10-09" calcext:value-type="date">
            <text:p>09/10</text:p>
          </table:table-cell>
          <table:table-cell table:style-name="ce2" table:formula="of:=[.AD2]+7" office:value-type="date" office:date-value="2023-10-16" calcext:value-type="date">
            <text:p>16/10</text:p>
          </table:table-cell>
          <table:table-cell table:style-name="ce2" table:formula="of:=[.AE2]+7" office:value-type="date" office:date-value="2023-10-23" calcext:value-type="date">
            <text:p>23/10</text:p>
          </table:table-cell>
          <table:table-cell table:style-name="ce2" table:formula="of:=[.AF2]+7" office:value-type="date" office:date-value="2023-10-30" calcext:value-type="date">
            <text:p>30/10</text:p>
          </table:table-cell>
          <table:table-cell table:style-name="ce2" table:formula="of:=[.AG2]+7" office:value-type="date" office:date-value="2023-11-06" calcext:value-type="date">
            <text:p>06/11</text:p>
          </table:table-cell>
          <table:table-cell table:style-name="ce2" table:formula="of:=[.AH2]+7" office:value-type="date" office:date-value="2023-11-13" calcext:value-type="date">
            <text:p>13/11</text:p>
          </table:table-cell>
          <table:table-cell table:style-name="ce2" table:formula="of:=[.AI2]+7" office:value-type="date" office:date-value="2023-11-20" calcext:value-type="date">
            <text:p>20/11</text:p>
          </table:table-cell>
          <table:table-cell table:style-name="ce2" table:formula="of:=[.AJ2]+7" office:value-type="date" office:date-value="2023-11-27" calcext:value-type="date">
            <text:p>27/11</text:p>
          </table:table-cell>
          <table:table-cell table:style-name="ce2" table:formula="of:=[.AK2]+7" office:value-type="date" office:date-value="2023-12-04" calcext:value-type="date">
            <text:p>04/12</text:p>
          </table:table-cell>
          <table:table-cell table:style-name="ce2" table:formula="of:=[.AL2]+7" office:value-type="date" office:date-value="2023-12-11" calcext:value-type="date">
            <text:p>11/12</text:p>
          </table:table-cell>
          <table:table-cell table:number-columns-repeated="984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969000" calcext:value-type="float">
            <text:p>1969000</text:p>
          </table:table-cell>
          <table:table-cell table:style-name="ce3" table:formula="of:=SUM([.D4:.D113])" office:value-type="float" office:value="1090800" calcext:value-type="float">
            <text:p>1090800</text:p>
          </table:table-cell>
          <table:table-cell table:style-name="ce12"/>
          <table:table-cell table:style-name="ce16" table:formula="of:=SUM([.F4:.F113])" office:value-type="float" office:value="93761.9047619048" calcext:value-type="float">
            <text:p>93762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300" calcext:value-type="float">
            <text:p>63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5400" calcext:value-type="float">
            <text:p>54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6300" calcext:value-type="float">
            <text:p>263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formula="of:=SUM([.Z4:.Z113])" office:value-type="float" office:value="23600" calcext:value-type="float">
            <text:p>23600</text:p>
          </table:table-cell>
          <table:table-cell table:style-name="ce3" table:formula="of:=SUM([.AA4:.AA113])" office:value-type="float" office:value="37500" calcext:value-type="float">
            <text:p>37500</text:p>
          </table:table-cell>
          <table:table-cell table:style-name="ce3" table:formula="of:=SUM([.AB4:.AB113])" office:value-type="float" office:value="34200" calcext:value-type="float">
            <text:p>34200</text:p>
          </table:table-cell>
          <table:table-cell table:style-name="ce3" table:formula="of:=SUM([.AC4:.AC113])" office:value-type="float" office:value="49900" calcext:value-type="float">
            <text:p>49900</text:p>
          </table:table-cell>
          <table:table-cell table:style-name="ce3" table:formula="of:=SUM([.AD4:.AD113])" office:value-type="float" office:value="29100" calcext:value-type="float">
            <text:p>29100</text:p>
          </table:table-cell>
          <table:table-cell table:style-name="ce3" table:formula="of:=SUM([.AE4:.AE113])" office:value-type="float" office:value="24100" calcext:value-type="float">
            <text:p>24100</text:p>
          </table:table-cell>
          <table:table-cell table:style-name="ce3" table:formula="of:=SUM([.AF4:.AF113])" office:value-type="float" office:value="30800" calcext:value-type="float">
            <text:p>30800</text:p>
          </table:table-cell>
          <table:table-cell table:style-name="ce3" table:formula="of:=SUM([.AG4:.AG113])" office:value-type="float" office:value="38700" calcext:value-type="float">
            <text:p>38700</text:p>
          </table:table-cell>
          <table:table-cell table:style-name="ce3" table:formula="of:=SUM([.AH4:.AH113])" office:value-type="float" office:value="57500" calcext:value-type="float">
            <text:p>57500</text:p>
          </table:table-cell>
          <table:table-cell table:style-name="ce3" table:formula="of:=SUM([.AI4:.AI113])" office:value-type="float" office:value="7400" calcext:value-type="float">
            <text:p>7400</text:p>
          </table:table-cell>
          <table:table-cell table:style-name="ce3" table:formula="of:=SUM([.AJ4:.AJ113])" office:value-type="float" office:value="28900" calcext:value-type="float">
            <text:p>28900</text:p>
          </table:table-cell>
          <table:table-cell table:style-name="ce3" table:formula="of:=SUM([.AK4:.AK113])" office:value-type="float" office:value="32300" calcext:value-type="float">
            <text:p>32300</text:p>
          </table:table-cell>
          <table:table-cell table:style-name="ce3" table:formula="of:=SUM([.AL4:.AL113])" office:value-type="float" office:value="47300" calcext:value-type="float">
            <text:p>47300</text:p>
          </table:table-cell>
          <table:table-cell table:style-name="ce3" table:formula="of:=SUM([.AM4:.AM113])" office:value-type="float" office:value="41400" calcext:value-type="float">
            <text:p>41400</text:p>
          </table:table-cell>
          <table:table-cell table:style-name="ce3" table:number-columns-repeated="98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14" table:style-name="ce23" office:value-type="string" calcext:value-type="string">
            <text:p>X</text:p>
          </table:table-cell>
          <table:table-cell table:style-name="ce8" table:number-columns-repeated="9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A6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A7])" office:value-type="float" office:value="19300" calcext:value-type="float">
            <text:p>19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A8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A9])" office:value-type="float" office:value="4800" calcext:value-type="float">
            <text:p>48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A10])" office:value-type="float" office:value="-1200" calcext:value-type="float">
            <text:p>-1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table:number-columns-repeated="98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A12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A13])" office:value-type="float" office:value="6400" calcext:value-type="float">
            <text:p>64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A14])" office:value-type="float" office:value="0" calcext:value-type="float">
            <text:p>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900" calcext:value-type="float">
            <text:p>4900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A15])" office:value-type="float" office:value="7200" calcext:value-type="float">
            <text:p>72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A16])" office:value-type="float" office:value="10000" calcext:value-type="float">
            <text:p>10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A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A21])" office:value-type="float" office:value="1900" calcext:value-type="float">
            <text:p>19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A22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A23])" office:value-type="float" office:value="2400" calcext:value-type="float">
            <text:p>24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A24])" office:value-type="float" office:value="6600" calcext:value-type="float">
            <text:p>66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98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A25])" office:value-type="float" office:value="16800" calcext:value-type="float">
            <text:p>168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98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A26])" office:value-type="float" office:value="5400" calcext:value-type="float">
            <text:p>54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A28])" office:value-type="float" office:value="1800" calcext:value-type="float">
            <text:p>18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A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A30])" office:value-type="float" office:value="25800" calcext:value-type="float">
            <text:p>25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A32])" office:value-type="float" office:value="6100" calcext:value-type="float">
            <text:p>61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A33])" office:value-type="float" office:value="30000" calcext:value-type="float">
            <text:p>30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A34])" office:value-type="float" office:value="4200" calcext:value-type="float">
            <text:p>42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A36])" office:value-type="float" office:value="7000" calcext:value-type="float">
            <text:p>70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A37])" office:value-type="float" office:value="3600" calcext:value-type="float">
            <text:p>36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A38])" office:value-type="float" office:value="7400" calcext:value-type="float">
            <text:p>74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A39])" office:value-type="float" office:value="6900" calcext:value-type="float">
            <text:p>69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A40])" office:value-type="float" office:value="1500" calcext:value-type="float">
            <text:p>15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A41])" office:value-type="float" office:value="100" calcext:value-type="float">
            <text:p>1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table:number-columns-repeated="98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A42])" office:value-type="float" office:value="600" calcext:value-type="float">
            <text:p>6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A43])" office:value-type="float" office:value="4300" calcext:value-type="float">
            <text:p>43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A44])" office:value-type="float" office:value="1200" calcext:value-type="float">
            <text:p>12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table:number-columns-repeated="98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A45])" office:value-type="float" office:value="16800" calcext:value-type="float">
            <text:p>168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A46])" office:value-type="float" office:value="13200" calcext:value-type="float">
            <text:p>132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A47])" office:value-type="float" office:value="3000" calcext:value-type="float">
            <text:p>30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A48])" office:value-type="float" office:value="2400" calcext:value-type="float">
            <text:p>24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A49])" office:value-type="float" office:value="19200" calcext:value-type="float">
            <text:p>192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A50])" office:value-type="float" office:value="9200" calcext:value-type="float">
            <text:p>92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A51])" office:value-type="float" office:value="2400" calcext:value-type="float">
            <text:p>24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A52])" office:value-type="float" office:value="14800" calcext:value-type="float">
            <text:p>148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A53])" office:value-type="float" office:value="9600" calcext:value-type="float">
            <text:p>96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A54])" office:value-type="float" office:value="7900" calcext:value-type="float">
            <text:p>79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A55])" office:value-type="float" office:value="9100" calcext:value-type="float">
            <text:p>91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A56])" office:value-type="float" office:value="20400" calcext:value-type="float">
            <text:p>20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A57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A58])" office:value-type="float" office:value="8400" calcext:value-type="float">
            <text:p>84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A59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A60])" office:value-type="float" office:value="2400" calcext:value-type="float">
            <text:p>24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A61])" office:value-type="float" office:value="19300" calcext:value-type="float">
            <text:p>193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A62])" office:value-type="float" office:value="7800" calcext:value-type="float">
            <text:p>78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A63])" office:value-type="float" office:value="6600" calcext:value-type="float">
            <text:p>66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A64])" office:value-type="float" office:value="0" calcext:value-type="float">
            <text:p>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A65])" office:value-type="float" office:value="6600" calcext:value-type="float">
            <text:p>66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A66])" office:value-type="float" office:value="18000" calcext:value-type="float">
            <text:p>18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A67])" office:value-type="float" office:value="15600" calcext:value-type="float">
            <text:p>156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A68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A69])" office:value-type="float" office:value="13500" calcext:value-type="float">
            <text:p>135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98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A70])" office:value-type="float" office:value="7200" calcext:value-type="float">
            <text:p>72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A71])" office:value-type="float" office:value="8800" calcext:value-type="float">
            <text:p>88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A72])" office:value-type="float" office:value="8500" calcext:value-type="float">
            <text:p>85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A73])" office:value-type="float" office:value="10400" calcext:value-type="float">
            <text:p>104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A74])" office:value-type="float" office:value="7800" calcext:value-type="float">
            <text:p>78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A75])" office:value-type="float" office:value="8800" calcext:value-type="float">
            <text:p>88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A76])" office:value-type="float" office:value="7800" calcext:value-type="float">
            <text:p>78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A77])" office:value-type="float" office:value="3900" calcext:value-type="float">
            <text:p>39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A78])" office:value-type="float" office:value="9600" calcext:value-type="float">
            <text:p>96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A79])" office:value-type="float" office:value="18000" calcext:value-type="float">
            <text:p>180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A80])" office:value-type="float" office:value="15800" calcext:value-type="float">
            <text:p>158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98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A81])" office:value-type="float" office:value="6000" calcext:value-type="float">
            <text:p>60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26" office:value-type="string" calcext:value-type="string">
            <text:p>X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A82])" office:value-type="float" office:value="9000" calcext:value-type="float">
            <text:p>90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A83])" office:value-type="float" office:value="16800" calcext:value-type="float">
            <text:p>168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A84])" office:value-type="float" office:value="9100" calcext:value-type="float">
            <text:p>91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A86])" office:value-type="float" office:value="38200" calcext:value-type="float">
            <text:p>38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26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A87])" office:value-type="float" office:value="4400" calcext:value-type="float">
            <text:p>44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9" table:style-name="ce26" office:value-type="string" calcext:value-type="string">
            <text:p>X</text:p>
          </table:table-cell>
          <table:table-cell table:style-name="ce26" office:value-type="string" calcext:value-type="string">
            <text:p>i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A88])" office:value-type="float" office:value="9100" calcext:value-type="float">
            <text:p>91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tapudi Swami</text:p>
          </table:table-cell>
          <table:table-cell office:value-type="float" office:value="12600" calcext:value-type="float">
            <text:p>12600</text:p>
          </table:table-cell>
          <table:table-cell table:formula="of:=[.C89]-SUM([.G89:.AAA89])" office:value-type="float" office:value="9600" calcext:value-type="float">
            <text:p>9600</text:p>
          </table:table-cell>
          <table:table-cell office:value-type="date" office:date-value="2023-10-02" calcext:value-type="date">
            <text:p>02 Oct 23</text:p>
          </table:table-cell>
          <table:table-cell table:formula="of:=300*[.C89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la Harshavardan</text:p>
          </table:table-cell>
          <table:table-cell office:value-type="float" office:value="12600" calcext:value-type="float">
            <text:p>12600</text:p>
          </table:table-cell>
          <table:table-cell table:formula="of:=[.C90]-SUM([.G90:.AAA90])" office:value-type="float" office:value="7800" calcext:value-type="float">
            <text:p>7800</text:p>
          </table:table-cell>
          <table:table-cell office:value-type="date" office:date-value="2023-10-02" calcext:value-type="date">
            <text:p>02 Oct 23</text:p>
          </table:table-cell>
          <table:table-cell table:formula="of:=300*[.C90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98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ndru danalakshmi</text:p>
          </table:table-cell>
          <table:table-cell office:value-type="float" office:value="25200" calcext:value-type="float">
            <text:p>25200</text:p>
          </table:table-cell>
          <table:table-cell table:formula="of:=[.C91]-SUM([.G91:.AAA91])" office:value-type="float" office:value="22800" calcext:value-type="float">
            <text:p>22800</text:p>
          </table:table-cell>
          <table:table-cell office:value-type="date" office:date-value="2023-10-02" calcext:value-type="date">
            <text:p>02 Oct 23</text:p>
          </table:table-cell>
          <table:table-cell table:formula="of:=300*[.C91]/6300" office:value-type="float" office:value="1200" calcext:value-type="float">
            <text:p>1200</text:p>
          </table:table-cell>
          <table:table-cell table:number-columns-repeated="2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i Lovatalli</text:p>
          </table:table-cell>
          <table:table-cell office:value-type="float" office:value="12600" calcext:value-type="float">
            <text:p>12600</text:p>
          </table:table-cell>
          <table:table-cell table:formula="of:=[.C92]-SUM([.G92:.AAA92])" office:value-type="float" office:value="9600" calcext:value-type="float">
            <text:p>9600</text:p>
          </table:table-cell>
          <table:table-cell office:value-type="date" office:date-value="2023-10-02" calcext:value-type="date">
            <text:p>02 Oct 23</text:p>
          </table:table-cell>
          <table:table-cell table:formula="of:=300*[.C92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riyala Nagarjuna</text:p>
          </table:table-cell>
          <table:table-cell office:value-type="float" office:value="12600" calcext:value-type="float">
            <text:p>12600</text:p>
          </table:table-cell>
          <table:table-cell table:formula="of:=[.C93]-SUM([.G93:.AAA93])" office:value-type="float" office:value="10300" calcext:value-type="float">
            <text:p>10300</text:p>
          </table:table-cell>
          <table:table-cell office:value-type="date" office:date-value="2023-10-02" calcext:value-type="date">
            <text:p>02 Oct 23</text:p>
          </table:table-cell>
          <table:table-cell table:formula="of:=300*[.C93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ka Sattibabu</text:p>
          </table:table-cell>
          <table:table-cell office:value-type="float" office:value="12600" calcext:value-type="float">
            <text:p>12600</text:p>
          </table:table-cell>
          <table:table-cell table:formula="of:=[.C94]-SUM([.G94:.AAA94])" office:value-type="float" office:value="8400" calcext:value-type="float">
            <text:p>8400</text:p>
          </table:table-cell>
          <table:table-cell office:value-type="date" office:date-value="2023-10-02" calcext:value-type="date">
            <text:p>02 Oct 23</text:p>
          </table:table-cell>
          <table:table-cell table:formula="of:=300*[.C94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95]-SUM([.G95:.AAA95])" office:value-type="float" office:value="9100" calcext:value-type="float">
            <text:p>9100</text:p>
          </table:table-cell>
          <table:table-cell office:value-type="date" office:date-value="2023-10-02" calcext:value-type="date">
            <text:p>02 Oct 23</text:p>
          </table:table-cell>
          <table:table-cell table:formula="of:=300*[.C95]/6300" office:value-type="float" office:value="600" calcext:value-type="float">
            <text:p>6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96]-SUM([.G96:.AAA96])" office:value-type="float" office:value="22800" calcext:value-type="float">
            <text:p>22800</text:p>
          </table:table-cell>
          <table:table-cell office:value-type="date" office:date-value="2023-10-02" calcext:value-type="date">
            <text:p>02 Oct 23</text:p>
          </table:table-cell>
          <table:table-cell table:formula="of:=300*[.C96]/6300" office:value-type="float" office:value="1200" calcext:value-type="float">
            <text:p>12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ppatti Kumari</text:p>
          </table:table-cell>
          <table:table-cell office:value-type="float" office:value="37800" calcext:value-type="float">
            <text:p>37800</text:p>
          </table:table-cell>
          <table:table-cell table:formula="of:=[.C97]-SUM([.G97:.AAA97])" office:value-type="float" office:value="33000" calcext:value-type="float">
            <text:p>33000</text:p>
          </table:table-cell>
          <table:table-cell office:value-type="date" office:date-value="2023-10-02" calcext:value-type="date">
            <text:p>02 Oct 23</text:p>
          </table:table-cell>
          <table:table-cell table:formula="of:=300*[.C97]/6300" office:value-type="float" office:value="1800" calcext:value-type="float">
            <text:p>18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 Gangadhar</text:p>
          </table:table-cell>
          <table:table-cell office:value-type="float" office:value="12600" calcext:value-type="float">
            <text:p>12600</text:p>
          </table:table-cell>
          <table:table-cell table:formula="of:=[.C98]-SUM([.G98:.AAA98])" office:value-type="float" office:value="10800" calcext:value-type="float">
            <text:p>10800</text:p>
          </table:table-cell>
          <table:table-cell office:value-type="date" office:date-value="2023-10-02" calcext:value-type="date">
            <text:p>02 Oct 23</text:p>
          </table:table-cell>
          <table:table-cell table:formula="of:=300*[.C98]/6300" office:value-type="float" office:value="600" calcext:value-type="float">
            <text:p>600</text:p>
          </table:table-cell>
          <table:table-cell table:number-columns-repeated="2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 shiva</text:p>
          </table:table-cell>
          <table:table-cell office:value-type="float" office:value="25200" calcext:value-type="float">
            <text:p>25200</text:p>
          </table:table-cell>
          <table:table-cell table:formula="of:=[.C99]-SUM([.G99:.AAA99])" office:value-type="float" office:value="21200" calcext:value-type="float">
            <text:p>21200</text:p>
          </table:table-cell>
          <table:table-cell office:value-type="date" office:date-value="2023-10-02" calcext:value-type="date">
            <text:p>02 Oct 23</text:p>
          </table:table-cell>
          <table:table-cell table:formula="of:=300*[.C99]/6300" office:value-type="float" office:value="1200" calcext:value-type="float">
            <text:p>1200</text:p>
          </table:table-cell>
          <table:table-cell table:number-columns-repeated="27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pala Jhon babu</text:p>
          </table:table-cell>
          <table:table-cell office:value-type="float" office:value="6300" calcext:value-type="float">
            <text:p>6300</text:p>
          </table:table-cell>
          <table:table-cell table:formula="of:=[.C100]-SUM([.G100:.AAA100])" office:value-type="float" office:value="4600" calcext:value-type="float">
            <text:p>4600</text:p>
          </table:table-cell>
          <table:table-cell office:value-type="date" office:date-value="2023-11-06" calcext:value-type="date">
            <text:p>06 Nov 23</text:p>
          </table:table-cell>
          <table:table-cell table:formula="of:=300*[.C100]/6300" office:value-type="float" office:value="300" calcext:value-type="float">
            <text:p>300</text:p>
          </table:table-cell>
          <table:table-cell table:number-columns-repeated="28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irala Nagamani</text:p>
          </table:table-cell>
          <table:table-cell office:value-type="float" office:value="50400" calcext:value-type="float">
            <text:p>50400</text:p>
          </table:table-cell>
          <table:table-cell table:formula="of:=[.C101]-SUM([.G101:.AAA101])" office:value-type="float" office:value="48400" calcext:value-type="float">
            <text:p>48400</text:p>
          </table:table-cell>
          <table:table-cell office:value-type="date" office:date-value="2023-11-06" calcext:value-type="date">
            <text:p>06 Nov 23</text:p>
          </table:table-cell>
          <table:table-cell table:formula="of:=300*[.C101]/6300" office:value-type="float" office:value="2400" calcext:value-type="float">
            <text:p>2400</text:p>
          </table:table-cell>
          <table:table-cell table:number-columns-repeated="2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rala nagendra</text:p>
          </table:table-cell>
          <table:table-cell office:value-type="float" office:value="12600" calcext:value-type="float">
            <text:p>12600</text:p>
          </table:table-cell>
          <table:table-cell table:formula="of:=[.C102]-SUM([.G102:.AAA102])" office:value-type="float" office:value="12600" calcext:value-type="float">
            <text:p>12600</text:p>
          </table:table-cell>
          <table:table-cell office:value-type="date" office:date-value="2023-11-13" calcext:value-type="date">
            <text:p>13 Nov 23</text:p>
          </table:table-cell>
          <table:table-cell table:formula="of:=300*[.C102]/6300" office:value-type="float" office:value="600" calcext:value-type="float">
            <text:p>600</text:p>
          </table:table-cell>
          <table:table-cell table:number-columns-repeated="29" table:style-name="ce2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kuri nani</text:p>
          </table:table-cell>
          <table:table-cell office:value-type="float" office:value="25200" calcext:value-type="float">
            <text:p>25200</text:p>
          </table:table-cell>
          <table:table-cell table:formula="of:=[.C103]-SUM([.G103:.AAA103])" office:value-type="float" office:value="25200" calcext:value-type="float">
            <text:p>25200</text:p>
          </table:table-cell>
          <table:table-cell office:value-type="date" office:date-value="2023-11-20" calcext:value-type="date">
            <text:p>20 Nov 23</text:p>
          </table:table-cell>
          <table:table-cell table:formula="of:=300*[.C103]/6300" office:value-type="float" office:value="1200" calcext:value-type="float">
            <text:p>1200</text:p>
          </table:table-cell>
          <table:table-cell table:number-columns-repeated="30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mala Lovaraju</text:p>
          </table:table-cell>
          <table:table-cell office:value-type="float" office:value="6300" calcext:value-type="float">
            <text:p>6300</text:p>
          </table:table-cell>
          <table:table-cell table:formula="of:=[.C104]-SUM([.G104:.AAA104])" office:value-type="float" office:value="5400" calcext:value-type="float">
            <text:p>5400</text:p>
          </table:table-cell>
          <table:table-cell office:value-type="date" office:date-value="2023-11-20" calcext:value-type="date">
            <text:p>20 Nov 23</text:p>
          </table:table-cell>
          <table:table-cell table:formula="of:=300*[.C104]/6300" office:value-type="float" office:value="300" calcext:value-type="float">
            <text:p>300</text:p>
          </table:table-cell>
          <table:table-cell table:number-columns-repeated="30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livela Radha</text:p>
          </table:table-cell>
          <table:table-cell office:value-type="float" office:value="25200" calcext:value-type="float">
            <text:p>25200</text:p>
          </table:table-cell>
          <table:table-cell table:formula="of:=[.C105]-SUM([.G105:.AAA105])" office:value-type="float" office:value="25200" calcext:value-type="float">
            <text:p>25200</text:p>
          </table:table-cell>
          <table:table-cell office:value-type="date" office:date-value="2023-11-28" calcext:value-type="date">
            <text:p>28 Nov 23</text:p>
          </table:table-cell>
          <table:table-cell table:formula="of:=300*[.C105]/6300" office:value-type="float" office:value="1200" calcext:value-type="float">
            <text:p>1200</text:p>
          </table:table-cell>
          <table:table-cell table:number-columns-repeated="31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li Bhavani</text:p>
          </table:table-cell>
          <table:table-cell office:value-type="float" office:value="6300" calcext:value-type="float">
            <text:p>6300</text:p>
          </table:table-cell>
          <table:table-cell table:formula="of:=[.C106]-SUM([.G106:.AAA106])" office:value-type="float" office:value="5700" calcext:value-type="float">
            <text:p>5700</text:p>
          </table:table-cell>
          <table:table-cell office:value-type="date" office:date-value="2023-11-28" calcext:value-type="date">
            <text:p>28 Nov 23</text:p>
          </table:table-cell>
          <table:table-cell table:formula="of:=300*[.C106]/6300" office:value-type="float" office:value="300" calcext:value-type="float">
            <text:p>300</text:p>
          </table:table-cell>
          <table:table-cell table:number-columns-repeated="3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irala Sattibabu</text:p>
          </table:table-cell>
          <table:table-cell office:value-type="float" office:value="37800" calcext:value-type="float">
            <text:p>37800</text:p>
          </table:table-cell>
          <table:table-cell table:formula="of:=[.C107]-SUM([.G107:.AAA107])" office:value-type="float" office:value="36000" calcext:value-type="float">
            <text:p>36000</text:p>
          </table:table-cell>
          <table:table-cell office:value-type="date" office:date-value="2023-11-28" calcext:value-type="date">
            <text:p>28 Nov 23</text:p>
          </table:table-cell>
          <table:table-cell table:formula="of:=300*[.C107]/6300" office:value-type="float" office:value="1800" calcext:value-type="float">
            <text:p>1800</text:p>
          </table:table-cell>
          <table:table-cell table:number-columns-repeated="3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98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Chappella Pedadurgayya</text:p>
          </table:table-cell>
          <table:table-cell office:value-type="float" office:value="31500" calcext:value-type="float">
            <text:p>31500</text:p>
          </table:table-cell>
          <table:table-cell table:formula="of:=[.C108]-SUM([.G108:.AAA108])" office:value-type="float" office:value="30000" calcext:value-type="float">
            <text:p>30000</text:p>
          </table:table-cell>
          <table:table-cell office:value-type="date" office:date-value="2023-12-04" calcext:value-type="date">
            <text:p>04 Dec 23</text:p>
          </table:table-cell>
          <table:table-cell table:formula="of:=300*[.C108]/6300" office:value-type="float" office:value="1500" calcext:value-type="float">
            <text:p>1500</text:p>
          </table:table-cell>
          <table:table-cell table:number-columns-repeated="32" table:style-name="ce26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table:number-columns-repeated="98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tapudi Chanti</text:p>
          </table:table-cell>
          <table:table-cell office:value-type="float" office:value="12600" calcext:value-type="float">
            <text:p>12600</text:p>
          </table:table-cell>
          <table:table-cell table:formula="of:=[.C109]-SUM([.G109:.AAA109])" office:value-type="float" office:value="12600" calcext:value-type="float">
            <text:p>12600</text:p>
          </table:table-cell>
          <table:table-cell office:value-type="date" office:date-value="2023-12-11" calcext:value-type="date">
            <text:p>11 Dec 23</text:p>
          </table:table-cell>
          <table:table-cell table:formula="of:=300*[.C109]/6300" office:value-type="float" office:value="600" calcext:value-type="float">
            <text:p>600</text:p>
          </table:table-cell>
          <table:table-cell table:number-columns-repeated="33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rra Srinu</text:p>
          </table:table-cell>
          <table:table-cell office:value-type="float" office:value="12600" calcext:value-type="float">
            <text:p>12600</text:p>
          </table:table-cell>
          <table:table-cell table:formula="of:=[.C110]-SUM([.G110:.AAA110])" office:value-type="float" office:value="12600" calcext:value-type="float">
            <text:p>12600</text:p>
          </table:table-cell>
          <table:table-cell office:value-type="date" office:date-value="2023-12-11" calcext:value-type="date">
            <text:p>11 Dec 23</text:p>
          </table:table-cell>
          <table:table-cell table:formula="of:=300*[.C110]/6300" office:value-type="float" office:value="600" calcext:value-type="float">
            <text:p>600</text:p>
          </table:table-cell>
          <table:table-cell table:number-columns-repeated="33" table:style-name="ce26" office:value-type="string" calcext:value-type="string">
            <text:p>X</text:p>
          </table:table-cell>
          <table:table-cell table:number-columns-repeated="984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0484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nses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21" table:default-cell-style-name="Default"/>
        <table:table-row table:style-name="ro1">
          <table:table-cell table:style-name="ce29"/>
          <table:table-cell table:style-name="ce29" office:value-type="string" calcext:value-type="string">
            <text:p>Total</text:p>
          </table:table-cell>
          <table:table-cell table:style-name="ce29" table:formula="of:=SUM([.C2:.C105])" office:value-type="float" office:value="8900" calcext:value-type="float">
            <text:p>8900</text:p>
          </table:table-cell>
          <table:table-cell table:style-name="ce31"/>
          <table:table-cell table:style-name="ce32" table:formula="of:=SUM([.E2:.E105])" office:value-type="float" office:value="0" calcext:value-type="float">
            <text:p>0</text:p>
          </table:table-cell>
          <table:table-cell table:style-name="ce29"/>
          <table:table-cell table:style-name="ce29" table:formula="of:=SUM([.G2:.G105])" office:value-type="float" office:value="0" calcext:value-type="float">
            <text:p>0</text:p>
          </table:table-cell>
          <table:table-cell table:style-name="ce29" table:formula="of:=SUM([.H2:.H105])" office:value-type="float" office:value="0" calcext:value-type="float">
            <text:p>0</text:p>
          </table:table-cell>
          <table:table-cell table:style-name="ce29" table:formula="of:=SUM([.I2:.I105])" office:value-type="float" office:value="0" calcext:value-type="float">
            <text:p>0</text:p>
          </table:table-cell>
          <table:table-cell table:style-name="ce29" table:formula="of:=SUM([.J2:.J105])" office:value-type="float" office:value="0" calcext:value-type="float">
            <text:p>0</text:p>
          </table:table-cell>
          <table:table-cell table:style-name="ce29" table:formula="of:=SUM([.K2:.K105])" office:value-type="float" office:value="0" calcext:value-type="float">
            <text:p>0</text:p>
          </table:table-cell>
          <table:table-cell table:style-name="ce29" table:formula="of:=SUM([.L2:.L105])" office:value-type="float" office:value="0" calcext:value-type="float">
            <text:p>0</text:p>
          </table:table-cell>
          <table:table-cell table:style-name="ce29" table:formula="of:=SUM([.M2:.M105])" office:value-type="float" office:value="0" calcext:value-type="float">
            <text:p>0</text:p>
          </table:table-cell>
          <table:table-cell table:style-name="ce29" table:formula="of:=SUM([.N2:.N105])" office:value-type="float" office:value="0" calcext:value-type="float">
            <text:p>0</text:p>
          </table:table-cell>
          <table:table-cell table:style-name="ce29" table:number-columns-repeated="1010"/>
        </table:table-row>
        <table:table-row table:style-name="ro1">
          <table:table-cell table:style-name="ce30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09" calcext:value-type="date">
            <text:p>09/10/23</text:p>
          </table:table-cell>
          <table:table-cell office:value-type="string" calcext:value-type="string">
            <text:p>Bus</text:p>
          </table:table-cell>
          <table:table-cell table:formula="of:=170+40+95+20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16" calcext:value-type="date">
            <text:p>16/10/23</text:p>
          </table:table-cell>
          <table:table-cell office:value-type="string" calcext:value-type="string">
            <text:p>Bus</text:p>
          </table:table-cell>
          <table:table-cell table:formula="of:=160+140+3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23" calcext:value-type="date">
            <text:p>23/10/23</text:p>
          </table:table-cell>
          <table:table-cell office:value-type="string" calcext:value-type="string">
            <text:p>Bus</text:p>
          </table:table-cell>
          <table:table-cell table:formula="of:=165+85+30+40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30" calcext:value-type="date">
            <text:p>30/10/23</text:p>
          </table:table-cell>
          <table:table-cell office:value-type="string" calcext:value-type="string">
            <text:p>Bus</text:p>
          </table:table-cell>
          <table:table-cell table:formula="of:=165+10+20+95+4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1-06" calcext:value-type="date">
            <text:p>06/11/23</text:p>
          </table:table-cell>
          <table:table-cell office:value-type="string" calcext:value-type="string">
            <text:p>Bus</text:p>
          </table:table-cell>
          <table:table-cell table:formula="of:=165+20+20+10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2-11" calcext:value-type="date">
            <text:p>11/12/23</text:p>
          </table:table-cell>
          <table:table-cell office:value-type="string" calcext:value-type="string">
            <text:p>Bus</text:p>
          </table:table-cell>
          <table:table-cell table:formula="of:=165+165+130" office:value-type="float" office:value="460" calcext:value-type="float">
            <text:p>460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number:date-style style:name="N111">
      <number:day number:style="long"/>
      <number:text>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12-15T22:18:42.054575322</dc:date>
    <meta:editing-duration>PT6H42M15S</meta:editing-duration>
    <meta:editing-cycles>103</meta:editing-cycles>
    <meta:generator>LibreOffice/7.3.7.2$Linux_X86_64 LibreOffice_project/30$Build-2</meta:generator>
    <meta:document-statistic meta:table-count="3" meta:cell-count="4416" meta:object-count="0"/>
  </office:meta>
</office:document-meta>
</file>